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stJsonpResponseBodyAdvice.FastJsonpResponseBodyAd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pResponseBodyAdvice.isValidJsonpQueryParam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pResponseBodyAdvice.FastJsonpResponseBodyAdvice( String ... queryParam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astJsonpResponseBodyAdvice.beforeBodyWrite( Object body , MethodParameter returnType , MediaType selectedContentType , Class &lt; ? extends HttpMessageConverter &lt; ? &gt; &gt; selectedConverterType , ServerHttpRequest request , ServerHttp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astJsonpResponseBodyAdvice.beforeBodyWriteInternal( MappingFastJsonValue bodyContainer , MediaType contentType , MethodParameter returnType , ServerHttpRequest request , ServerHttpResponse respons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FastJsonpResponseBodyAdvice.supports( MethodParameter returnType , Class &lt; ? extends HttpMessageConverter &lt; ? &gt; &gt; converter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pResponseBodyAdvice.getContentType( MediaType contentType , ServerHttpRequest request , ServerHttp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pResponseBodyAdvice.getOrCreateContainer( Object bod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